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kstin Tiivistys - Huffman algoritmi</text:p>
      <text:p text:style-name="P1">Määrittelydokumentti</text:p>
      <text:p text:style-name="P5">v1.01</text:p>
      <text:p text:style-name="P2"/>
      <text:p text:style-name="P2"/>
      <text:p text:style-name="P4">Tulen toteuttamaan Huffmannin algoritmin tekstitiedoston kompressointiin. Kompressoitu tiedosto tulee myös olla muotoa jonka pystyy ilman ongelmia saattamaan taas luettavaan muotoon. Tavoite on että syötteenä annettun tekstitiedoston saisi n.40-60% pienemmäksi kooltaan alkuperäiseen verrattuna.</text:p>
      <text:p text:style-name="P4"/>
      <text:p text:style-name="P4"/>
      <text:p text:style-name="P4">Tiedossa olevat käyttöön tulevat algoritmit:</text:p>
      <text:p text:style-name="P4">Huffmannin algoritmi:</text:p>
      <text:p text:style-name="P4"><text:tab/>Selkeä ja toimiva algoritmi teksitiedoston kompressointiin.</text:p>
      <text:p text:style-name="P4">Puun esijärjestyksessä läpikäynti:</text:p>
      <text:p text:style-name="P4"><text:tab/>Meidän tarkoitukseen sopiva binäärisen hakupuun läpikäynti algoritmi.</text:p>
      <text:p text:style-name="P4"/>
      <text:p text:style-name="P4">Tiedossa olevat käyttöön tulevat tietorakenteet:</text:p>
      <text:p text:style-name="P4">Binäärinen Hakupuu:</text:p>
      <text:p text:style-name="P4"><text:tab/>Helpoin tapa jakaa uudet binääriarvot kullekkin merkille riippuen niiden <text:tab/>toistojen määrästä syötteessä.</text:p>
      <text:p text:style-name="P4">PriorityQueue:</text:p>
      <text:p text:style-name="P4"><text:tab/>Tehokas tietorakenne puun rakentamiseen, sillä pienimpiä solmuja poistetaan <text:tab/>ja uusia lisätään solmuja tietorakenteeseen useasti puun rakennuksen aikana.</text:p>
      <text:p text:style-name="P4">HashMap:</text:p>
      <text:p text:style-name="P4"><text:tab/>Map jota käytetään pitämään muistissa kuinka monta kutakin merkkiä on <text:tab/>syötteessä tähän mennessä tullut. Valitsin tietorakenteen sillä siitä on nopeaa <text:tab/>tarkistaa onko tiettyä merkkiä jo lisätty tietorakenteeseen ja siinä on helppoa <text:tab/>pitää muistissa sekä merkkiä että siihen liittyvää numeroa.</text:p>
      <text:p text:style-name="P4">ArrayList:</text:p>
      <text:p text:style-name="P4"><text:tab/>Lista jokaisesta merkistä, ja sen uudesta bitti setistä. Valitsin tämän sillä siihen <text:tab/>on helppo lisätä ja koska löydettyjen merkkejen määrä ei pakosti ole tiedossa <text:tab/>niin lista kasvattaa kokoaan dynaamisesti.</text:p>
      <text:p text:style-name="P4"/>
      <text:p text:style-name="P4">Tilavaatimus:</text:p>
      <text:p text:style-name="P4">Itse algoritmi tarvitsee tilaa vain tietylle määrälle ascii merkkejä ja niihin liittyviin numeroihin maksimissaan O(1), muttta tietenkin jos kompressoitu tiedosto lasketaan mukkaan niin tilavaatimus nousee O(0.4n-0.6n) eli O(n).</text:p>
      <text:p text:style-name="P4"/>
      <text:p text:style-name="P4">Aikavaatimus:</text:p>
      <text:p text:style-name="P4">Kompressoinnissa koska erilaisia merkkejä on vain teitty määrä niin hakupuun ja priorityqueuen kuluu maksimissaan vain lineaarinen määrä aikaa O(1), eli meidän pitää välittää ainoastaan tekstitiedoston luvusta ja merkin tiedon lisäämisestä <text:soft-page-break/>Arrayhin. Ja tämä on selvästikkin O(n), eli riippuvainen syötteen (tiedoston) koosta. Eli aikavaatimus on kompressoinnille on O(n).</text:p>
      <text:p text:style-name="P4">Takaisin luettavaan muotoon saatettaessa taas käydään jokainen merkki kompressoidussa tiedostossa läpi, ja vaihdetaan toiseen. Eli yhä täysin riippuvainen syöteen koosta O(n).</text:p>
      <text:p text:style-name="P4"/>
      <text:p text:style-name="P4"/>
      <text:p text:style-name="P4">Lähteet:</text:p>
      <text:p text:style-name="P4">http://en.wikipedia.org/wiki/Huffman_cod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äisänen</meta:initial-creator>
    <meta:creation-date>2015-03-17T21:12:51.11</meta:creation-date>
    <dc:date>2015-03-18T23:49:01.72</dc:date>
    <dc:creator>Jesse Väisänen</dc:creator>
    <meta:editing-duration>PT16M24S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2" meta:paragraph-count="25" meta:word-count="280" meta:character-count="2296"/>
  </office:meta>
</office:document-meta>
</file>